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4- Mantenimiento de software (Software Maintenance):</text:span></text:span> es el proceso de adaptar o modificar un sistema de software para corregir fallas o mejorar el rendimiento.</text:p>
      <text:p text:style-name="P1"><text:span text:style-name="Strong_20_Emphasis"><text:span text:style-name="T1">Mantenimiento correctivo (Corrective Maintenance):</text:span></text:span> es la práctica de reparar fallas en sistemas de software.</text:p>
      <text:p text:style-name="P1"><text:span text:style-name="Strong_20_Emphasis"><text:span text:style-name="T1">Insuficiente (Insufficient):</text:span></text:span> Si algo es insuficiente, no es adecuado o lo suficientemente fuerte para un propósito particular.</text:p>
      <text:p text:style-name="P1"><text:span text:style-name="Strong_20_Emphasis"><text:span text:style-name="T1">Mantenimiento adaptativo (Adaptive Maintenance):</text:span></text:span> es la práctica de actualizar el software según cambios en el entorno, como mejoras en hardware o sistemas operativos, sin cambiar la funcionalidad del software.</text:p>
      <text:p text:style-name="P1"><text:span text:style-name="Strong_20_Emphasis"><text:span text:style-name="T1">Ley del cambio continuo (Law of continuing change):</text:span></text:span> es un principio que establece que un sistema en uso debe experimentar un cambio continuo hasta que sea más rentable reestructurar el sistema.</text:p>
      <text:p text:style-name="P1"><text:span text:style-name="Strong_20_Emphasis"><text:span text:style-name="T1">Mejorar (Enhance):</text:span></text:span> Mejorar algo es mejorar su función.</text:p>
      <text:p text:style-name="P1"><text:span text:style-name="Strong_20_Emphasis"><text:span text:style-name="T1">Liberación (Release):</text:span></text:span> es una versión actualizada de un programa de software existente.</text:p>
      <text:p text:style-name="P1"><text:span text:style-name="Strong_20_Emphasis"><text:span text:style-name="T1">Mantenimiento perfectivo (Perfective maintenance):</text:span></text:span> es la práctica de actualizar el software para acomodar nuevos requisitos de usuario.</text:p>
      <text:p text:style-name="P1"><text:span text:style-name="Strong_20_Emphasis"><text:span text:style-name="T1">Reparar (Repair):</text:span></text:span> Reparar algo es corregir partes que no funcionan correctamente.</text:p>
      <text:p text:style-name="P1"><text:span text:style-name="Strong_20_Emphasis"><text:span text:style-name="T1">Ley de la creciente complejidad (Law of increasing complexity):</text:span></text:span> es un principio que establece que una estructura se vuelve más compleja con cada cambio que se le hace.</text:p>
      <text:p text:style-name="P1"><text:span text:style-name="Strong_20_Emphasis"><text:span text:style-name="T1">Código no estructurado (Unstructured code):</text:span></text:span> es el código de un sistema diseñado pobremente o codificado sin una estructura clara u orden.</text:p>
      <text:p text:style-name="P1"><text:span text:style-name="Strong_20_Emphasis"><text:span text:style-name="T1">Mantenimiento preventivo (Preventive maintenance):</text:span></text:span> es la práctica de mejorar la estructura de un sistema para facilitar su mantenimiento.</text:p>
      <text:p text:style-name="P1"><text:span text:style-name="Strong_20_Emphasis"><text:span text:style-name="T1">15- Sistemas heredados (Legacy systems):</text:span></text:span> es un antiguo sistema de software que continúa siendo actualizado y utilizado.</text:p>
      <text:p text:style-name="P1"><text:span text:style-name="Strong_20_Emphasis"><text:span text:style-name="T1">Modernizar (Modernize):</text:span></text:span> Modernizar algo es hacerlo compatible con nueva tecnología o actualizar su apariencia y funcionalidad.</text:p>
      <text:p text:style-name="P1"><text:span text:style-name="Strong_20_Emphasis"><text:span text:style-name="T1">Ingeniería inversa (Reverse engineering):</text:span></text:span> es el proceso de analizar un sistema de software existente y crear una nueva versión del sistema a un nivel más alto de abstracción.</text:p>
      <text:p text:style-name="P1"><text:span text:style-name="Strong_20_Emphasis"><text:span text:style-name="T1">Basado en la web (Web-based):</text:span></text:span> Si algo es basado en la web, se utiliza en Internet.</text:p>
      <text:p text:style-name="P1"><text:span text:style-name="Strong_20_Emphasis"><text:span text:style-name="T1">Renovación (Revamping):</text:span></text:span> es el proceso de actualizar la interfaz de usuario de un programa sin cambiar la estructura del programa.</text:p>
      <text:p text:style-name="P1"><text:soft-page-break/><text:span text:style-name="Strong_20_Emphasis"><text:span text:style-name="T1">Redocumentación (Redocumentation):</text:span></text:span> es el proceso de mejorar o simplificar el código de un programa sin cambiar su función o nivel de abstracción.</text:p>
      <text:p text:style-name="P1"><text:span text:style-name="Strong_20_Emphasis"><text:span text:style-name="T1">Recuperación de diseño (Design recovery):</text:span></text:span> es el proceso de crear un programa que sea idéntico a un programa existente en función, pero mejor organizado en abstracción.</text:p>
      <text:p text:style-name="P1"><text:span text:style-name="Strong_20_Emphasis"><text:span text:style-name="T1">Equivalencia funcional (Functional equivalence):</text:span></text:span> es una medida de cuán similares son dos programas en propósito y función, aunque puedan estar codificados de manera diferente.</text:p>
      <text:p text:style-name="P1"><text:span text:style-name="Strong_20_Emphasis"><text:span text:style-name="T1">Reingeniería (Reengineering):</text:span></text:span> La reingeniería, también llamada renovación, es el proceso de realizar cambios funcionales en un sistema.</text:p>
      <text:p text:style-name="P1"><text:span text:style-name="Strong_20_Emphasis"><text:span text:style-name="T1">Renovación (Renovation):</text:span></text:span> La renovación, también llamada reingeniería, es el proceso de realizar cambios funcionales en un sistema.</text:p>
      <text:p text:style-name="P1"><text:span text:style-name="Strong_20_Emphasis"><text:span text:style-name="T1">Reestructuración (Restructuring):</text:span></text:span> es el proceso de actualizar un sistema manteniendo la misma funcionalidad y nivel de abstracción.</text:p>
      <text:p text:style-name="P1"><text:span text:style-name="Strong_20_Emphasis"><text:span text:style-name="T1">1- Modelos conceptuales (Conceptual models):</text:span></text:span> es un modelo técnicamente preciso de un sistema informático que se representa en términos de las reacciones de un sistema a las acciones del usuario.</text:p>
      <text:p text:style-name="P1"><text:span text:style-name="Strong_20_Emphasis"><text:span text:style-name="T1">Interfaz de usuario (User interface):</text:span></text:span> es una colección de atributos que rige la forma en que un usuario interactúa con un sistema.</text:p>
      <text:p text:style-name="P1"><text:span text:style-name="Strong_20_Emphasis"><text:span text:style-name="T1">Modelo mental (Mental model):</text:span></text:span> es la comprensión de un usuario sobre un sistema informático.</text:p>
      <text:p text:style-name="P1"><text:span text:style-name="Strong_20_Emphasis"><text:span text:style-name="T1">Vista cognitiva (Cognitive view):</text:span></text:span> es un medio para entender un sistema que considera lo que un usuario necesita comprender sobre un sistema para poder operarlo.</text:p>
      <text:p text:style-name="P1"><text:span text:style-name="Strong_20_Emphasis"><text:span text:style-name="T1">Vista lingüística (Linguistic view):</text:span></text:span> es un modelo conceptual que describe las interacciones entre un humano y un sistema.</text:p>
      <text:p text:style-name="P1"><text:span text:style-name="Strong_20_Emphasis"><text:span text:style-name="T1">Vista de diseño (Design view):</text:span></text:span> es un modelo conceptual que se centra en el diseño de la interfaz de usuario.</text:p>
      <text:p text:style-name="P1"><text:span text:style-name="Strong_20_Emphasis"><text:span text:style-name="T1">CLG (Comando Lenguaje Gramática) (CLG(Command Language Grammar)):</text:span></text:span> es una estructura gramatical específica que describe los aspectos de la interfaz de usuario de un sistema informático.</text:p>
      <text:p text:style-name="P1"><text:span text:style-name="Strong_20_Emphasis"><text:span text:style-name="T1">Componente conceptual (Conceptual component):</text:span></text:span> es una vista de un sistema que se refiere a las funciones que el sistema realizará para los usuarios.</text:p>
      <text:p text:style-name="P1"><text:span text:style-name="Strong_20_Emphasis"><text:span text:style-name="T1">Componente de comunicación (Communication component):</text:span></text:span> es una vista de un sistema que se refiere al diálogo entre sistemas y usuarios.</text:p>
      <text:p text:style-name="P1"><text:span text:style-name="Strong_20_Emphasis"><text:span text:style-name="T1">Componente material (Material component):</text:span></text:span> es una vista de un sistema que se refiere a los gráficos de la interfaz de usuario y el hardware con el que el usuario interactuará.</text:p>
      <text:p text:style-name="P1"><text:soft-page-break/><text:span text:style-name="Strong_20_Emphasis"><text:span text:style-name="T1">Nivel semántico (Semantic level):</text:span></text:span> es una vista de un componente conceptual que describe los objetos del sistema y la delegación general de tareas.</text:p>
      <text:p text:style-name="P1"><text:span text:style-name="Strong_20_Emphasis"><text:span text:style-name="T1">Nivel de tarea (Task level):</text:span></text:span> es una vista del componente conceptual que se refiere a las tareas realizadas tanto por la máquina como por el usuario.</text:p>
      <text:p text:style-name="P1"><text:span text:style-name="Strong_20_Emphasis"><text:span text:style-name="T1">Nivel de diseño espacial (Spatial layout level):</text:span></text:span> es una vista de un componente material que especifica los elementos gráficos que se muestran en la pantalla.</text:p>
      <text:p text:style-name="P1"><text:span text:style-name="Strong_20_Emphasis"><text:span text:style-name="T1">Nivel de aparato (Apparatus level):</text:span></text:span> es una vista del componente material que especifica la forma y sensación de botones, teclas y otro hardware con el que el usuario interactuará.</text:p>
      <text:p text:style-name="P1"><text:span text:style-name="Strong_20_Emphasis"><text:span text:style-name="T1">Nivel de pulsación de tecla (Keystroke level):</text:span></text:span> es una vista del componente de comunicación que describe las acciones físicas de un usuario, como pulsaciones de teclas o clics de mouse.</text:p>
      <text:p text:style-name="P1"><text:span text:style-name="Strong_20_Emphasis"><text:span text:style-name="T1">Nivel de sintaxis (Syntax level):</text:span></text:span> es una vista de un componente de comunicación que describe el estilo de diálogo especificando todas las interacciones entre el usuario y el sistema.</text:p>
      <text:p text:style-name="P1"><text:span text:style-name="Strong_20_Emphasis"><text:span text:style-name="T1">2- Diseño artístico (Artistic Design):</text:span></text:span> es la práctica de utilizar el diseño gráfico para llamar la atención del usuario sobre partes importantes de una interfaz.</text:p>
      <text:p text:style-name="P1"><text:span text:style-name="Strong_20_Emphasis"><text:span text:style-name="T1">Ergonomía (Ergonomics):</text:span></text:span> es el estudio del diseño de hardware destinado a ser operado físicamente por los usuarios.</text:p>
      <text:p text:style-name="P1"><text:span text:style-name="Strong_20_Emphasis"><text:span text:style-name="T1">Modelo Seeheim (Seeheim model):</text:span></text:span> es un modelo de diseño de software que separa la aplicación de la interfaz de usuario.</text:p>
      <text:p text:style-name="P1"><text:span text:style-name="Strong_20_Emphasis"><text:span text:style-name="T1">Paradigma MVC (Modelo-Vista-Controlador) (MVC Paradigm(model-view-controller)):</text:span></text:span> es un patrón de diseño para interfaces de usuario que divide la aplicación en tres áreas: el modelo, la vista y el controlador.</text:p>
      <text:p text:style-name="P1"><text:span text:style-name="Strong_20_Emphasis"><text:span text:style-name="T1">Capas (Layers):</text:span></text:span> es un nivel de operación de un sistema.</text:p>
      <text:p text:style-name="P1"><text:span text:style-name="Strong_20_Emphasis"><text:span text:style-name="T1">HCI (Interacción humano-computadora) (HCI(human-computer interaction)):</text:span></text:span> es el estudio y diseño de interacciones entre usuarios y computadoras.</text:p>
      <text:p text:style-name="P1"><text:span text:style-name="Strong_20_Emphasis"><text:span text:style-name="T1">Análisis de tareas (Task analysis):</text:span></text:span> es el acto de evaluar un sistema complejo en términos de sus usuarios, tareas, hardware, entorno social y entorno físico.</text:p>
      <text:p text:style-name="P1"><text:span text:style-name="Strong_20_Emphasis"><text:span text:style-name="T1">Presentación (Presentation):</text:span></text:span> son los aspectos colectivos de un sistema que son perceptibles para el usuario, como el diseño de la pantalla o el diseño del teclado.</text:p>
      <text:p text:style-name="P1"><text:span text:style-name="Strong_20_Emphasis"><text:span text:style-name="T1">Usuario final (End User):</text:span></text:span> es un consumidor que se convierte en el usuario previsto o principal de un producto.</text:p>
      <text:p text:style-name="P1"><text:span text:style-name="Strong_20_Emphasis"><text:span text:style-name="T1">Diálogo (Dialog):</text:span></text:span> es una comunicación recíproca entre una computadora y un usuario.</text:p>
      <text:p text:style-name="P1"><text:span text:style-name="Strong_20_Emphasis"><text:span text:style-name="T1">Funcionalidad (Functionality):</text:span></text:span> es el rango de operaciones que una computadora o sistema de software puede realizar.</text:p>
      <text:p text:style-name="P1"><text:soft-page-break/><text:span text:style-name="Strong_20_Emphasis"><text:span text:style-name="T1">Humanidades (Humanities):</text:span></text:span> es el estudio o enfoque en cómo las personas perciben, aprenden, piensan y sienten.</text:p>
      <text:p text:style-name="P1"><text:span text:style-name="Strong_20_Emphasis"><text:span text:style-name="T1">Diseño centrado en el usuario (User-centered design):</text:span></text:span> es un proceso de diseño que pone gran énfasis en la experiencia de los usuarios finales.</text:p>
      <text:p text:style-name="P1"><text:span text:style-name="Strong_20_Emphasis"><text:span text:style-name="T1">Groupware:</text:span></text:span> es software diseñado para ayudar a un grupo de personas a lograr un objetivo común o completar una tarea colaborativa.</text:p>
      <text:p text:style-name="P1"><text:span text:style-name="Strong_20_Emphasis"><text:span text:style-name="T1">UVM (Máquina Virtual del Usuario) (UVM(user virtual machine)):</text:span></text:span> es el hardware y software de un sistema dado.</text:p>
      <text:p text:style-name="P1"><text:span text:style-name="Strong_20_Emphasis"><text:span text:style-name="T1">3- Crisis del software (Software crisis):</text:span></text:span> es un problema en la industria del software causado por el hecho de que la demanda de nuevas aplicaciones de software es mayor de lo que los desarrolladores de software pueden cumplir.</text:p>
      <text:p text:style-name="P1"><text:span text:style-name="Strong_20_Emphasis"><text:span text:style-name="T1">Reutilización de software (Software reuse):</text:span></text:span> es la práctica de incorporar piezas modificadas o no modificadas de código fuente de software existente en la creación de nuevo software.</text:p>
      <text:p text:style-name="P1"><text:span text:style-name="Strong_20_Emphasis"><text:span text:style-name="T1">Alcance (Scope):</text:span></text:span> es la extensión de algo o el área que incluye.</text:p>
      <text:p text:style-name="P1"><text:span text:style-name="Strong_20_Emphasis"><text:span text:style-name="T1">Ad hoc (Ad hoc):</text:span></text:span> Si algo es ad hoc, es no sistemático y se hace solo para una instancia particular.</text:p>
      <text:p text:style-name="P1"><text:span text:style-name="Strong_20_Emphasis"><text:span text:style-name="T1">Reutilización de caja blanca (White-box reuse):</text:span></text:span> es un método de reutilización de software en el que los elementos de software se modifican antes de incorporarlos en nuevo software.</text:p>
      <text:p text:style-name="P1"><text:span text:style-name="Strong_20_Emphasis"><text:span text:style-name="T1">Técnicas (Techniques):</text:span></text:span> es una habilidad o método específico para hacer o crear algo.</text:p>
      <text:p text:style-name="P1"><text:span text:style-name="Strong_20_Emphasis"><text:span text:style-name="T1">Códigos fuente (Source codes):</text:span></text:span> es una lista de comandos que se ejecutarán en un programa de computadora.</text:p>
      <text:p text:style-name="P1"><text:span text:style-name="Strong_20_Emphasis"><text:span text:style-name="T1">Productos (Products):</text:span></text:span> es algo que está disponible para su compra.</text:p>
      <text:p text:style-name="P1"><text:span text:style-name="Strong_20_Emphasis"><text:span text:style-name="T1">COTS (Comercial, listo para usar) (COTS(commercial, off-the-shelf)):</text:span></text:span> Si un software es COTS, no se modifica desde su estado original y generalmente se desconoce el contenido del software.</text:p>
      <text:p text:style-name="P1"><text:span text:style-name="Strong_20_Emphasis"><text:span text:style-name="T1">Reutilización de caja negra (Black-box reuse):</text:span></text:span> es un método de reutilización de software en el que los elementos de software se reutilizan sin modificación.</text:p>
      <text:p text:style-name="P1"><text:span text:style-name="Strong_20_Emphasis"><text:span text:style-name="T1">Sustancia (Substance):</text:span></text:span> son los componentes, conceptos y procedimientos de algo.</text:p>
      <text:p text:style-name="P1"><text:span text:style-name="Strong_20_Emphasis"><text:span text:style-name="T1">Enfoque (Approach):</text:span></text:span> es una manera o estrategia de hacer o crear algo.</text:p>
      <text:p text:style-name="P1"><text:span text:style-name="Strong_20_Emphasis"><text:span text:style-name="T1">Composicional (Compositional):</text:span></text:span> Si la tecnología es composicional, sus componentes existentes pueden reutilizarse fácilmente en nuevos sistemas.</text:p>
      <text:p text:style-name="P1"><text:span text:style-name="Strong_20_Emphasis"><text:span text:style-name="T1">Generativo (Generative):</text:span></text:span> Si la tecnología es generativa, sus componentes se utilizan para crear programas que generan nuevos programas.</text:p>
      <text:p text:style-name="P1"><text:soft-page-break/><text:span text:style-name="Strong_20_Emphasis"><text:span text:style-name="T1">Uso (Usage):</text:span></text:span> es la manera en que algo se utiliza.</text:p>
      <text:p text:style-name="P1"><text:span text:style-name="Strong_20_Emphasis"><text:span text:style-name="T1">4- Rebusca de código (Code scavenging):</text:span></text:span> es el proceso de reutilizar código que ha sido escrito previamente, si resuelve problemas actuales.</text:p>
      <text:p text:style-name="P1"><text:span text:style-name="Strong_20_Emphasis"><text:span text:style-name="T1">Biblioteca de programas (Program library):</text:span></text:span> es una colección de piezas de código listas para usar.</text:p>
      <text:p text:style-name="P1"><text:span text:style-name="Strong_20_Emphasis"><text:span text:style-name="T1">Productos intermedios (Intermediate Products):</text:span></text:span> es un fragmento de código que está listo para ser utilizado en el desarrollo de una aplicación más complicada.</text:p>
      <text:p text:style-name="P1"><text:span text:style-name="Strong_20_Emphasis"><text:span text:style-name="T1">Instanciar (Instantiate):</text:span></text:span> Instanciar algo es completarlo o darle sustancia.</text:p>
      <text:p text:style-name="P1"><text:span text:style-name="Strong_20_Emphasis"><text:span text:style-name="T1">Plantilla (Template):</text:span></text:span> es un componente esquelético que no tiene todos los detalles de un programa completo.</text:p>
      <text:p text:style-name="P1"><text:span text:style-name="Strong_20_Emphasis"><text:span text:style-name="T1">Generador de aplicaciones (Application generator):</text:span></text:span> es una herramienta que ayuda a los ingenieros a escribir programas a gran escala.</text:p>
      <text:p text:style-name="P1"><text:span text:style-name="Strong_20_Emphasis"><text:span text:style-name="T1">Análisis de dominio (Domain analysis):</text:span></text:span> es un proceso que identifica, captura, estructura y reorganiza información para el desarrollo de software.</text:p>
      <text:p text:style-name="P1"><text:span text:style-name="Strong_20_Emphasis"><text:span text:style-name="T1">Sistema de transformación (Transformation system):</text:span></text:span> es una aplicación que ayuda a los ingenieros a transformar sistemas de conjuntos de especificaciones a programas ejecutables.</text:p>
      <text:p text:style-name="P1"><text:span text:style-name="Strong_20_Emphasis"><text:span text:style-name="T1">ADL (Lenguaje de descripción de arquitectura) (ADL(architecture description language)):</text:span></text:span> es un sistema que describe formalmente la configuración arquitectónica de un sistema de software.</text:p>
      <text:p text:style-name="P1"><text:span text:style-name="Strong_20_Emphasis"><text:span text:style-name="T1">MIL (Lenguaje de Interconexión de Módulos) (MIL(Module Interconnection Language)):</text:span></text:span> es una descripción formal de la estructura general de un sistema de software.</text:p>
      <text:p text:style-name="P1"><text:span text:style-name="Strong_20_Emphasis"><text:span text:style-name="T1">Esqueleto (Skeleton):</text:span></text:span> Si un componente es un esqueleto, no se han llenado todos sus detalles.</text:p>
      <text:p text:style-name="P1"><text:span text:style-name="Strong_20_Emphasis"><text:span text:style-name="T1">Middleware:</text:span></text:span> es un software que conecta el sistema operativo de una computadora a aplicaciones individuales y asegura que los programas puedan ejecutarse juntos de manera fluida.</text:p>
      <text:p text:style-name="P1"><text:span text:style-name="Strong_20_Emphasis"><text:span text:style-name="T1">VHLL (Lenguaje de Muy Alto Nivel):</text:span></text:span> es un lenguaje de programación con un alto nivel de abstracción utilizado principalmente por programadores para ayudar en la creación de nuevos programas.</text:p>
      <text:p text:style-name="P1"><text:span text:style-name="Strong_20_Emphasis"><text:span text:style-name="T1">5- Modelo de confiabilidad del software (Software reliability model):</text:span></text:span> es un modelo estadístico que tiene como objetivo predecir y prevenir fallas en el software.</text:p>
      <text:p text:style-name="P1"><text:span text:style-name="Strong_20_Emphasis"><text:span text:style-name="T1">Confiabilidad (Reliability):</text:span></text:span> es la calidad de ser consistente y libre de errores.</text:p>
      <text:p text:style-name="P1"><text:span text:style-name="Strong_20_Emphasis"><text:span text:style-name="T1">Programación robusta (Robust programming):</text:span></text:span> es la práctica de garantizar que los componentes de software funcionen correctamente independientemente de su contexto.</text:p>
      <text:p text:style-name="P1"><text:span text:style-name="Strong_20_Emphasis"><text:span text:style-name="T1">Dominio de excepción (Exception domain):</text:span></text:span> es el conjunto de entradas incorrectas para un componente de software.</text:p>
      <text:p text:style-name="P1"><text:soft-page-break/><text:span text:style-name="Strong_20_Emphasis"><text:span text:style-name="T1">Errores de software (Software errors):</text:span></text:span> son fallas o defectos en el software.</text:p>
      <text:p text:style-name="P1"><text:span text:style-name="Strong_20_Emphasis"><text:span text:style-name="T1">Dominios de excepción esperados (Expected exception domains):</text:span></text:span> son las entradas incorrectas que se anticipan y reconocen como válidas por el software.</text:p>
      <text:p text:style-name="P1"><text:span text:style-name="Strong_20_Emphasis"><text:span text:style-name="T1">Umbral (Threshold):</text:span></text:span> es un límite que debe superarse para que ocurra una cierta reacción.</text:p>
      <text:p text:style-name="P1"><text:span text:style-name="Strong_20_Emphasis"><text:span text:style-name="T1">Tolerante a fallas (Fault-tolerant):</text:span></text:span> si un disco es tolerante a fallas, contiene datos de respaldo en caso de falla del software.</text:p>
      <text:p text:style-name="P1"><text:span text:style-name="Strong_20_Emphasis"><text:span text:style-name="T1">Bloques de recuperación (Recovery blocks):</text:span></text:span> es un archivo de datos guardado automáticamente que se utiliza como respaldo en caso de que una operación cause una falla de software.</text:p>
      <text:p text:style-name="P1"><text:span text:style-name="Strong_20_Emphasis"><text:span text:style-name="T1">Programación de N-versiones (N-version programming):</text:span></text:span> es una técnica de tolerancia a fallas en el software en la que se generan múltiples programas funcionalmente equivalentes a partir de las mismas especificaciones iniciales.</text:p>
      <text:p text:style-name="P1"><text:span text:style-name="Strong_20_Emphasis"><text:span text:style-name="T1">BM (Modelo básico de tiempo de ejecución):</text:span></text:span> es un modelo básico de tiempo de ejecución en la confiabilidad del software.</text:p>
      <text:p text:style-name="P1"><text:span text:style-name="Strong_20_Emphasis"><text:span text:style-name="T1">LPM (Modelo de tiempo de ejecución poisson logarítmico):</text:span></text:span> es un modelo de confiabilidad del software en el que la disminución en la intensidad de fallas es constante.</text:p>
      <text:p text:style-name="P1"><text:span text:style-name="Strong_20_Emphasis"><text:span text:style-name="T1">Redundancia:</text:span></text:span> es la inclusión de componentes que no son necesarios o son copias de componentes existentes para garantizar el correcto funcionamiento del software en caso de error o falla.</text:p>
      <text:p text:style-name="P1"><text:span text:style-name="Strong_20_Emphasis"><text:span text:style-name="T1">Probabilidad:</text:span></text:span> es la medida en que algo es probable que ocurra.</text:p>
      <text:p text:style-name="P1"><text:span text:style-name="Strong_20_Emphasis"><text:span text:style-name="T1">6- Ingeniería Asistida por Computadora (CASE, por sus siglas en inglés, Computer Aided Software Engineering):</text:span></text:span> es la aplicación de varios sistemas de apoyo en el proceso de desarrollo de software.</text:p>
      <text:p text:style-name="P1"><text:span text:style-name="Strong_20_Emphasis"><text:span text:style-name="T1">Herramientas (Tools):</text:span></text:span> son instrumentos o aplicaciones utilizados en el desarrollo de software.</text:p>
      <text:p text:style-name="P1"><text:span text:style-name="Strong_20_Emphasis"><text:span text:style-name="T1">Entornos centrados en el lenguaje (Language-centered environments):</text:span></text:span> Un entorno centrado en el lenguaje, también llamado entorno de programación, es un entorno de desarrollo interactivo que contiene herramientas para el desarrollo en un lenguaje de programación específico.</text:p>
      <text:p text:style-name="P1"><text:span text:style-name="Strong_20_Emphasis"><text:span text:style-name="T1">Entornos integrados (Integrated environments):</text:span></text:span> es un entorno de desarrollo que contiene las especificaciones de un producto final.</text:p>
      <text:p text:style-name="P1"><text:span text:style-name="Strong_20_Emphasis"><text:span text:style-name="T1">Entorno centrado en el proceso (Process-centered environment):</text:span></text:span> es un entorno de desarrollo que se enfoca en el proceso de desarrollo de software.</text:p>
      <text:p text:style-name="P1"><text:span text:style-name="Strong_20_Emphasis"><text:span text:style-name="T1">Escala de procesos (Process scale):</text:span></text:span> es una característica de desarrollo de software que especifica si un producto admite el desarrollo de código o actividades humanas generales.</text:p>
      <text:p text:style-name="P1"><text:span text:style-name="Strong_20_Emphasis"><text:span text:style-name="T1">Entornos (Environments):</text:span></text:span> es una aplicación que respalda el desarrollo completo de software.</text:p>
      <text:p text:style-name="P1"><text:soft-page-break/><text:span text:style-name="Strong_20_Emphasis"><text:span text:style-name="T1">Juego de herramientas (Toolkit):</text:span></text:span> es un entorno de desarrollo en el que las herramientas son independientes entre sí y no están bien integradas.</text:p>
      <text:p text:style-name="P1"><text:span text:style-name="Strong_20_Emphasis"><text:span text:style-name="T1">Banco de trabajo (Workbench):</text:span></text:span> es un conjunto de herramientas relacionadas que respaldan el proceso de desarrollo de software en un alcance limitado.</text:p>
      <text:p text:style-name="P1"><text:span text:style-name="Strong_20_Emphasis"><text:span text:style-name="T1">Escala de usuarios (User scale):</text:span></text:span> es un sistema que mide la cantidad de usuarios que un producto puede admitir.</text:p>
      <text:p text:style-name="P1"><text:span text:style-name="Strong_20_Emphasis"><text:span text:style-name="T1">Familia (Family):</text:span></text:span> Si un valor en la escala de usuarios es familia, indica que un producto está diseñado para facilitar las interacciones entre los desarrolladores.</text:p>
      <text:p text:style-name="P1"><text:span text:style-name="Strong_20_Emphasis"><text:span text:style-name="T1">Ciudad (City):</text:span></text:span> Si un valor en la escala de usuarios es ciudad, indica que un producto respalda el desarrollo de un sistema más grande que una familia.</text:p>
      <text:p text:style-name="P1"><text:span text:style-name="Strong_20_Emphasis"><text:span text:style-name="T1">Estado (State):</text:span></text:span> Si un valor en la escala de usuarios es estado, indica que un producto se centra en la uniformidad y estandarización en un sistema muy grande.</text:p>
      <text:p text:style-name="P1"><text:span text:style-name="Strong_20_Emphasis"><text:span text:style-name="T1">Individual (Individual):</text:span></text:span> Si un valor en la escala de usuarios es individual, indica que un producto está diseñado para ayudar en la construcción de software por desarrolladores individual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11-23T14:02:55.989000000</dc:date>
    <meta:editing-duration>PT3M10S</meta:editing-duration>
    <meta:editing-cycles>3</meta:editing-cycles>
    <meta:document-statistic meta:table-count="0" meta:image-count="0" meta:object-count="0" meta:page-count="7" meta:paragraph-count="110" meta:word-count="2286" meta:character-count="15166" meta:non-whitespace-character-count="12990"/>
  </office:meta>
</office:document-meta>
</file>